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cecece"/>
    </style:style>
    <style:style style:name="gr2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000000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629cm" fo:padding-top="0.124cm" fo:padding-bottom="0.124cm" fo:padding-left="0.252cm" fo:padding-right="0.252cm" fo:wrap-option="no-wrap" draw:shadow-color="#cecec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style:style style:name="T2" style:family="text">
      <style:text-properties style:text-position="-33% 58%" fo:font-family="Arial" style:font-family-generic="swiss" style:font-pitch="variable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2.622cm" svg:y1="0.433cm" svg:x2="2.622cm" svg:y2="10.615cm">
          <text:p/>
        </draw:line>
        <draw:line draw:style-name="gr1" draw:text-style-name="P1" draw:layer="layout" svg:x1="3.892cm" svg:y1="0.433cm" svg:x2="3.892cm" svg:y2="10.615cm">
          <text:p/>
        </draw:line>
        <draw:line draw:style-name="gr1" draw:text-style-name="P1" draw:layer="layout" svg:x1="5.166cm" svg:y1="0.433cm" svg:x2="5.166cm" svg:y2="10.615cm">
          <text:p/>
        </draw:line>
        <draw:line draw:style-name="gr1" draw:text-style-name="P1" draw:layer="layout" svg:x1="7.711cm" svg:y1="0.433cm" svg:x2="7.711cm" svg:y2="10.615cm">
          <text:p/>
        </draw:line>
        <draw:line draw:style-name="gr1" draw:text-style-name="P1" draw:layer="layout" svg:x1="6.436cm" svg:y1="0.433cm" svg:x2="6.436cm" svg:y2="10.615cm">
          <text:p/>
        </draw:line>
        <draw:line draw:style-name="gr1" draw:text-style-name="P1" draw:layer="layout" svg:x1="8.981cm" svg:y1="0.433cm" svg:x2="8.981cm" svg:y2="10.615cm">
          <text:p/>
        </draw:line>
        <draw:line draw:style-name="gr1" draw:text-style-name="P1" draw:layer="layout" svg:x1="1.352cm" svg:y1="9.34cm" svg:x2="11.525cm" svg:y2="9.34cm">
          <text:p/>
        </draw:line>
        <draw:line draw:style-name="gr1" draw:text-style-name="P1" draw:layer="layout" svg:x1="1.352cm" svg:y1="8.07cm" svg:x2="11.525cm" svg:y2="8.07cm">
          <text:p/>
        </draw:line>
        <draw:line draw:style-name="gr1" draw:text-style-name="P1" draw:layer="layout" svg:x1="1.352cm" svg:y1="6.796cm" svg:x2="11.525cm" svg:y2="6.796cm">
          <text:p/>
        </draw:line>
        <draw:line draw:style-name="gr1" draw:text-style-name="P1" draw:layer="layout" svg:x1="1.352cm" svg:y1="5.526cm" svg:x2="11.525cm" svg:y2="5.526cm">
          <text:p/>
        </draw:line>
        <draw:line draw:style-name="gr1" draw:text-style-name="P1" draw:layer="layout" svg:x1="1.352cm" svg:y1="4.252cm" svg:x2="11.525cm" svg:y2="4.252cm">
          <text:p/>
        </draw:line>
        <draw:line draw:style-name="gr1" draw:text-style-name="P1" draw:layer="layout" svg:x1="1.352cm" svg:y1="2.977cm" svg:x2="11.525cm" svg:y2="2.977cm">
          <text:p/>
        </draw:line>
        <draw:custom-shape draw:style-name="gr2" draw:text-style-name="P2" draw:layer="layout" svg:width="10.173cm" svg:height="10.182cm" svg:x="1.352cm" svg:y="0.4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12cm" svg:height="0.212cm" svg:x="3.257cm" svg:y="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19cm" svg:height="0.925cm" svg:x="3.146cm" svg:y="10.57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19cm" svg:height="0.925cm" svg:x="4.319cm" svg:y="10.5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0.819cm" svg:height="0.925cm" svg:x="5.589cm" svg:y="10.54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0.819cm" svg:height="0.925cm" svg:x="6.859cm" svg:y="10.54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0.819cm" svg:height="0.925cm" svg:x="8.133cm" svg:y="10.54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819cm" svg:height="0.925cm" svg:x="9.403cm" svg:y="10.5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0.819cm" svg:height="0.925cm" svg:x="10.607cm" svg:y="10.54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0.819cm" svg:height="0.925cm" svg:x="1.774cm" svg:y="10.54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0.819cm" svg:height="0.925cm" svg:x="0.57cm" svg:y="8.419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19cm" svg:height="0.925cm" svg:x="0.57cm" svg:y="7.14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819cm" svg:height="0.925cm" svg:x="0.57cm" svg:y="5.883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819cm" svg:height="0.925cm" svg:x="0.57cm" svg:y="4.6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819cm" svg:height="0.925cm" svg:x="0.57cm" svg:y="3.33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0.819cm" svg:height="0.925cm" svg:x="0.5cm" svg:y="2.06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0.819cm" svg:height="0.925cm" svg:x="0.5cm" svg:y="0.786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4" draw:layer="layout" svg:width="0.819cm" svg:height="0.925cm" svg:x="0.5cm" svg:y="9.486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.352cm" svg:y1="1.707cm" svg:x2="11.525cm" svg:y2="1.707cm">
          <text:p/>
        </draw:line>
        <draw:line draw:style-name="gr1" draw:text-style-name="P1" draw:layer="layout" svg:x1="10.251cm" svg:y1="0.433cm" svg:x2="10.251cm" svg:y2="10.615cm">
          <text:p/>
        </draw:line>
        <draw:custom-shape draw:style-name="gr20" draw:text-style-name="P4" draw:layer="layout" svg:width="1.133cm" svg:height="1.063cm" svg:x="2.62cm" svg:y="6.518cm">
          <text:list text:style-name="L1">
            <text:list-header>
              <text:p text:style-name="P3"><text:span text:style-name="T1">n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18:42:42</meta:creation-date>
    <meta:editing-duration>PT1M39S</meta:editing-duration>
    <meta:editing-cycles>2</meta:editing-cycles>
    <meta:generator>OpenOffice.org/3.3$Unix OpenOffice.org_project/330m20$Build-9567</meta:generator>
    <meta:initial-creator>Alberto Montresor</meta:initial-creator>
    <dc:date>2011-10-24T18:44:20</dc:date>
    <dc:creator>Alberto Montresor</dc:creator>
    <meta:document-statistic meta:object-count="33"/>
  </office:meta>
</office:document-meta>
</file>